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Is A Disease</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3">01/23/2018</text:date>, <text:time>19:25: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3T19:25:03.97</dc:date>
    <dc:creator>Seab Dinch</dc:creator>
    <meta:editing-duration>P25DT2H23M3S</meta:editing-duration>
    <meta:editing-cycles>748</meta:editing-cycles>
    <meta:document-statistic meta:table-count="1" meta:cell-count="4644" meta:object-count="0"/>
  </office:meta>
</office:document-meta>
</file>